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F6B218C8.png" manifest:media-type="image/png"/>
  <manifest:file-entry manifest:full-path="Pictures/10000000000003200000025809C7EF3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1.66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6cm" fo:min-width="1.8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7cm" fo:min-width="2.04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7cm" fo:min-width="2.78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6cm" fo:min-width="3.50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6cm" fo:min-width="1.59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5cm" fo:min-width="1.6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1.59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charglow-title">
      <style:graphic-properties draw:fill-color="#ffffff" draw:auto-grow-height="true" fo:min-height="3.506cm"/>
    </style:style>
    <style:style style:name="pr2" style:family="presentation" style:parent-style-name="lyt-charglow-outline1">
      <style:graphic-properties draw:fill-color="#ffffff" draw:auto-grow-height="true" fo:min-height="12.18cm"/>
    </style:style>
    <style:style style:name="pr3" style:family="presentation" style:parent-style-name="lyt-charglow-notes">
      <style:graphic-properties draw:fill-color="#ffffff" draw:auto-grow-height="true" fo:min-height="13.364cm"/>
    </style:style>
    <style:style style:name="pr4" style:family="presentation" style:parent-style-name="lyt-charglow-title">
      <style:graphic-properties draw:auto-grow-height="true" fo:min-height="3.506cm"/>
    </style:style>
    <style:style style:name="pr5" style:family="presentation" style:parent-style-name="lyt-charglow-outline1">
      <style:graphic-properties draw:auto-grow-height="true" fo:min-height="12.18cm"/>
    </style:style>
    <style:style style:name="pr6" style:family="presentation" style:parent-style-name="lyt-charglow-outline1">
      <style:graphic-properties fo:min-height="12.18cm"/>
    </style:style>
    <style:style style:name="pr7" style:family="presentation" style:parent-style-name="lyt-charglow-notes">
      <style:graphic-properties draw:fill-color="#ffffff" fo:min-height="13.364cm"/>
    </style:style>
    <style:style style:name="pr8" style:family="presentation" style:parent-style-name="lyt-charglow-title">
      <style:graphic-properties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color="#800000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sub 58%" fo:font-size="32pt" style:font-size-asian="32pt" style:font-size-complex="3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position="-33% 58%" fo:font-size="18pt" style:font-size-asian="18pt" style:font-size-complex="1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position="-33% 58%" fo:font-size="20pt" style:font-size-asian="20pt" style:font-size-complex="20pt"/>
    </style:style>
    <style:style style:name="T8" style:family="text">
      <style:text-properties style:text-position="0% 100%" fo:font-size="20pt" style:font-size-asian="20pt" style:font-size-complex="20pt"/>
    </style:style>
    <style:style style:name="T9" style:family="text">
      <style:text-properties fo:color="#800000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harglow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337cm" presentation:class="title">
          <draw:text-box>
            <text:p text:style-name="P1">GNRS Caching Ideas</text:p>
          </draw:text-box>
        </draw:frame>
        <draw:frame presentation:style-name="pr2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ocal-only caching</text:p>
              </text:list-item>
              <text:list-item>
                <text:p>Uncoordinated caching</text:p>
              </text:list-item>
              <text:list-item>
                <text:p>Semi-coordinated caching</text:p>
              </text:list-item>
              <text:list-item>
                <text:p>Hierarchical cach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charglow" presentation:presentation-page-layout-name="AL1T1">
        <office:forms form:automatic-focus="false" form:apply-design-mode="false"/>
        <draw:frame presentation:style-name="pr4" draw:layer="layout" svg:width="25.199cm" svg:height="3.506cm" svg:x="1.4cm" svg:y="1.337cm" presentation:class="title">
          <draw:text-box>
            <text:p>Problem Statement</text:p>
          </draw:text-box>
        </draw:frame>
        <draw:frame presentation:style-name="pr5" draw:layer="layout" svg:width="24.1cm" svg:height="12.18cm" svg:x="1.8cm" svg:y="5.314cm" presentation:class="outline">
          <draw:text-box>
            <text:list text:style-name="L2">
              <text:list-item>
                <text:p>GNRS lookup times need to be &lt;&lt; 100ms</text:p>
              </text:list-item>
              <text:list-item>
                <text:p>Randomization of GUID-&gt;NA mapping server means “authoritative” server may be far away</text:p>
              </text:list-item>
              <text:list-item>
                <text:p>Caching provides a way to reduce latencies at the cost of potentially stale mapping information</text:p>
              </text:list-item>
              <text:list-item>
                <text:p>Need to balance storage space, communication overhead with effectiven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charglow" presentation:presentation-page-layout-name="AL1T1">
        <office:forms form:automatic-focus="false" form:apply-design-mode="false"/>
        <draw:frame presentation:style-name="pr4" draw:layer="layout" svg:width="25.199cm" svg:height="3.506cm" svg:x="1.4cm" svg:y="1.337cm" presentation:class="title">
          <draw:text-box>
            <text:p>Evaluation Questions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lient-visible metrics</text:p>
                <text:list>
                  <text:list-item>
                    <text:p>High “hit” ratio: (# cached/# request)</text:p>
                  </text:list-item>
                  <text:list-item>
                    <text:p>Low “stale” rate: (# invalid/# request)</text:p>
                  </text:list-item>
                  <text:list-item>
                    <text:p>Lower response time (95%) than no cache</text:p>
                  </text:list-item>
                </text:list>
              </text:list-item>
              <text:list-item>
                <text:p>Administrative metrics</text:p>
                <text:list>
                  <text:list-item>
                    <text:p>Don’t rely on on others to cache; exploit if possible</text:p>
                  </text:list-item>
                  <text:list-item>
                    <text:p>Lower network traffic overhead than w/o caching</text:p>
                  </text:list-item>
                  <text:list-item>
                    <text:p>Minimize the state needed for cach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charglow" presentation:presentation-page-layout-name="AL1T1">
        <office:forms form:automatic-focus="false" form:apply-design-mode="false"/>
        <draw:frame presentation:style-name="pr4" draw:layer="layout" svg:width="25.199cm" svg:height="3.506cm" svg:x="1.4cm" svg:y="1.337cm" presentation:class="title">
          <draw:text-box>
            <text:p>Basic Support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ache will store complete GNRS record</text:p>
              </text:list-item>
              <text:list-item>
                <text:p>Client request will include:</text:p>
                <text:list>
                  <text:list-item>
                    <text:p>Cache-accept: true/false</text:p>
                  </text:list-item>
                  <text:list-item>
                    <text:p>Sequence number: H(GUID,millisecond time)</text:p>
                  </text:list-item>
                </text:list>
              </text:list-item>
              <text:list-item>
                <text:p>Server response will include cache metadata</text:p>
                <text:list>
                  <text:list-item>
                    <text:p>Last-updated timestam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charglow" presentation:presentation-page-layout-name="AL2T3">
        <office:forms form:automatic-focus="false" form:apply-design-mode="false"/>
        <draw:frame presentation:style-name="pr4" draw:layer="layout" svg:width="25.199cm" svg:height="3.506cm" svg:x="1.4cm" svg:y="1.337cm" presentation:class="title">
          <draw:text-box>
            <text:p>Definitions</text:p>
          </draw:text-box>
        </draw:frame>
        <draw:frame presentation:style-name="pr5" draw:layer="layout" svg:width="11.76cm" svg:height="12.18cm" svg:x="1.8cm" svg:y="5.314cm" presentation:class="outline">
          <draw:text-box>
            <text:list text:style-name="L2">
              <text:list-item>
                <text:p>CL - Client</text:p>
              </text:list-item>
              <text:list-item>
                <text:p>CA - Cache</text:p>
              </text:list-item>
              <text:list-item>
                <text:p>CS - Authority</text:p>
              </text:list-item>
              <text:list-item>
                <text:p>DS - Destination</text:p>
              </text:list-item>
            </text:list>
          </draw:text-box>
        </draw:frame>
        <draw:frame presentation:style-name="pr6" draw:layer="layout" svg:width="15.431cm" svg:height="12.18cm" svg:x="11.176cm" svg:y="4.914cm" presentation:class="outline" presentation:user-transformed="true">
          <draw:text-box>
            <text:list text:style-name="L2">
              <text:list-item>
                <text:p>RTT<text:span text:style-name="T1">CL-CA</text:span><text:span text:style-name="T2"> : Client to cache</text:span></text:p>
              </text:list-item>
              <text:list-item>
                <text:p>RTT<text:span text:style-name="T1">CA-CS</text:span><text:span text:style-name="T2"> : Cache to authority</text:span></text:p>
              </text:list-item>
              <text:list-item>
                <text:p>RTT<text:span text:style-name="T1">CL-DS</text:span><text:span text:style-name="T2"> : Client to Des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charglow" presentation:presentation-page-layout-name="AL1T1">
        <office:forms form:automatic-focus="false" form:apply-design-mode="false"/>
        <draw:frame presentation:style-name="pr4" draw:layer="layout" svg:width="25.199cm" svg:height="3.506cm" svg:x="1.4cm" svg:y="1.337cm" presentation:class="title">
          <draw:text-box>
            <text:p>Simple Cache Concept</text:p>
          </draw:text-box>
        </draw:frame>
        <draw:frame presentation:style-name="pr6" draw:layer="layout" svg:width="25.199cm" svg:height="14.026cm" svg:x="1.4cm" svg:y="4.914cm" presentation:class="outline" presentation:user-transformed="true">
          <draw:text-box>
            <text:list text:style-name="L2">
              <text:list-item>
                <text:p>Cache stores full GNRS record</text:p>
                <text:list>
                  <text:list-item>
                    <text:p>Last-updated timestamp as well</text:p>
                  </text:list-item>
                </text:list>
              </text:list-item>
              <text:list-item>
                <text:p>Cache entry returned immediately; marked as such</text:p>
              </text:list-item>
              <text:list-item>
                <text:p>Make request to authority each time, to re-validate cache entry</text:p>
              </text:list-item>
              <text:list-item>
                <text:p>LRU retention policy for cached entries if a fixed cache size is required</text:p>
              </text:list-item>
              <text:list-item>
                <text:p>Client includes sequence number with each request</text:p>
              </text:list-item>
              <text:list-item>
                <text:p>On repeat request, server waits to respo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charglow" presentation:presentation-page-layout-name="AL1T1">
        <office:forms form:automatic-focus="false" form:apply-design-mode="false"/>
        <draw:frame presentation:style-name="pr4" draw:layer="layout" svg:width="25.199cm" svg:height="3.506cm" svg:x="1.4cm" svg:y="1.337cm" presentation:class="title">
          <draw:text-box>
            <text:p>Simple Cache Evaluation</text:p>
          </draw:text-box>
        </draw:frame>
        <draw:frame presentation:style-name="pr5" draw:layer="layout" svg:width="24.1cm" svg:height="12.18cm" svg:x="1.8cm" svg:y="5.314cm" presentation:class="outline">
          <draw:text-box>
            <text:list text:style-name="L2">
              <text:list-item>
                <text:p>Any update in authority is seen at cache within 1 RTT of last request. (RTT<text:span text:style-name="T3">CL-CA</text:span>)</text:p>
              </text:list-item>
              <text:list-item>
                <text:p>Authority will see as much traffic as without caching</text:p>
              </text:list-item>
              <text:list-item>
                <text:p>Client has a worst-case update delay of </text:p>
                <text:list>
                  <text:list-item>
                    <text:p>2*RTT<text:span text:style-name="T1">CL-CA</text:span> + RTT<text:span text:style-name="T1">CL-DS</text:span> + RTT<text:span text:style-name="T1">CA-A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charglow" presentation:presentation-page-layout-name="AL3T19">
        <office:forms form:automatic-focus="false" form:apply-design-mode="false"/>
        <draw:frame presentation:style-name="pr4" draw:layer="layout" svg:width="25.199cm" svg:height="3.506cm" svg:x="1.4cm" svg:y="1.337cm" presentation:class="title">
          <draw:text-box>
            <text:p>Error Scenario</text:p>
          </draw:text-box>
        </draw:frame>
        <draw:g>
          <draw:line draw:style-name="gr2" draw:text-style-name="P4" draw:layer="layout" svg:x1="5.269cm" svg:y1="7.289cm" svg:x2="5.269cm" svg:y2="19.304cm">
            <text:p/>
          </draw:line>
          <draw:line draw:style-name="gr2" draw:text-style-name="P4" draw:layer="layout" svg:x1="10.764cm" svg:y1="7.289cm" svg:x2="10.663cm" svg:y2="19.304cm">
            <text:p/>
          </draw:line>
          <draw:line draw:style-name="gr2" draw:text-style-name="P4" draw:layer="layout" svg:x1="17.135cm" svg:y1="7.289cm" svg:x2="17.169cm" svg:y2="19.304cm">
            <text:p/>
          </draw:line>
          <draw:line draw:style-name="gr2" draw:text-style-name="P4" draw:layer="layout" svg:x1="24.004cm" svg:y1="7.289cm" svg:x2="23.99cm" svg:y2="19.139cm">
            <text:p/>
          </draw:line>
          <draw:line draw:style-name="gr3" draw:text-style-name="P4" draw:layer="layout" svg:x1="5.269cm" svg:y1="7.289cm" svg:x2="10.822cm" svg:y2="8.112cm">
            <text:p/>
          </draw:line>
          <draw:line draw:style-name="gr3" draw:text-style-name="P4" draw:layer="layout" svg:x1="10.822cm" svg:y1="8.112cm" svg:x2="5.269cm" svg:y2="8.606cm">
            <text:p/>
          </draw:line>
          <draw:frame draw:style-name="gr4" draw:layer="layout" svg:width="3.749cm" svg:height="1.171cm" svg:x="1.778cm" svg:y="7.618cm">
            <draw:text-box>
              <text:p><text:span text:style-name="T4">RTT</text:span><text:span text:style-name="T5">CL-CA</text:span></text:p>
            </draw:text-box>
          </draw:frame>
          <draw:frame draw:style-name="gr5" draw:layer="layout" svg:width="2.648cm" svg:height="1.246cm" svg:x="4.049cm" svg:y="5.973cm">
            <draw:text-box>
              <text:p>Client</text:p>
            </draw:text-box>
          </draw:frame>
          <draw:frame draw:style-name="gr6" draw:layer="layout" svg:width="2.912cm" svg:height="1.247cm" svg:x="9.235cm" svg:y="5.808cm">
            <draw:text-box>
              <text:p>Cache</text:p>
            </draw:text-box>
          </draw:frame>
          <draw:frame draw:style-name="gr7" draw:layer="layout" svg:width="3.752cm" svg:height="1.247cm" svg:x="15.265cm" svg:y="5.808cm">
            <draw:text-box>
              <text:p>Authority</text:p>
            </draw:text-box>
          </draw:frame>
          <draw:frame draw:style-name="gr8" draw:layer="layout" svg:width="4.583cm" svg:height="1.246cm" svg:x="22.087cm" svg:y="5.973cm">
            <draw:text-box>
              <text:p>Destination</text:p>
            </draw:text-box>
          </draw:frame>
          <draw:line draw:style-name="gr3" draw:text-style-name="P4" draw:layer="layout" svg:x1="10.822cm" svg:y1="8.112cm" svg:x2="17.168cm" svg:y2="9.429cm">
            <text:p/>
          </draw:line>
          <draw:line draw:style-name="gr3" draw:text-style-name="P4" draw:layer="layout" svg:x1="17.168cm" svg:y1="9.429cm" svg:x2="10.663cm" svg:y2="10.417cm">
            <text:p/>
          </draw:line>
          <draw:line draw:style-name="gr3" draw:text-style-name="P4" draw:layer="layout" svg:x1="5.269cm" svg:y1="8.606cm" svg:x2="23.99cm" svg:y2="12.062cm">
            <text:p/>
          </draw:line>
          <draw:line draw:style-name="gr3" draw:text-style-name="P4" draw:layer="layout" svg:x1="23.99cm" svg:y1="11.898cm" svg:x2="17.168cm" svg:y2="12.721cm">
            <text:p/>
          </draw:line>
          <draw:line draw:style-name="gr3" draw:text-style-name="P4" draw:layer="layout" svg:x1="23.99cm" svg:y1="12.062cm" svg:x2="5.269cm" svg:y2="14.86cm">
            <text:p/>
          </draw:line>
          <draw:line draw:style-name="gr3" draw:text-style-name="P4" draw:layer="layout" svg:x1="5.269cm" svg:y1="14.86cm" svg:x2="10.822cm" svg:y2="15.683cm">
            <text:p/>
          </draw:line>
          <draw:line draw:style-name="gr3" draw:text-style-name="P4" draw:layer="layout" svg:x1="10.822cm" svg:y1="15.683cm" svg:x2="17.168cm" svg:y2="16.506cm">
            <text:p/>
          </draw:line>
          <draw:line draw:style-name="gr3" draw:text-style-name="P4" draw:layer="layout" svg:x1="17.168cm" svg:y1="16.506cm" svg:x2="10.663cm" svg:y2="17.494cm">
            <text:p/>
          </draw:line>
          <draw:line draw:style-name="gr3" draw:text-style-name="P4" draw:layer="layout" svg:x1="10.822cm" svg:y1="17.464cm" svg:x2="5.269cm" svg:y2="18.288cm">
            <text:p/>
          </draw:line>
          <draw:frame draw:style-name="gr9" draw:layer="layout" svg:width="4.172cm" svg:height="1.207cm" svg:x="1.27cm" svg:y="11.506cm">
            <draw:text-box>
              <text:p><text:span text:style-name="T6">RTT</text:span><text:span text:style-name="T7">CL-DS</text:span></text:p>
            </draw:text-box>
          </draw:frame>
          <draw:frame draw:style-name="gr10" draw:layer="layout" svg:width="3.176cm" svg:height="1.114cm" svg:x="10.794cm" svg:y="16.072cm">
            <draw:text-box>
              <text:p><text:span text:style-name="T4">RTT</text:span><text:span text:style-name="T5">CA-AS</text:span></text:p>
            </draw:text-box>
          </draw:frame>
          <draw:frame draw:style-name="gr11" draw:layer="layout" svg:width="4.172cm" svg:height="2.163cm" svg:x="1.27cm" svg:y="14.876cm">
            <draw:text-box>
              <text:p><text:span text:style-name="T6">RTT</text:span><text:span text:style-name="T7">CL-CA</text:span><text:span text:style-name="T8"> + </text:span></text:p>
              <text:p><text:span text:style-name="T8">RTT</text:span><text:span text:style-name="T7">CA-AS</text:span></text:p>
            </draw:text-box>
          </draw:frame>
        </draw:g>
        <draw:frame draw:style-name="gr12" draw:text-style-name="P5" draw:layer="layout" svg:width="1.442cm" svg:height="1.826cm" svg:x="23.504cm" svg:y="11.13cm">
          <draw:text-box>
            <text:p><text:span text:style-name="T9">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charglow" presentation:presentation-page-layout-name="AL1T1">
        <office:forms form:automatic-focus="false" form:apply-design-mode="false"/>
        <draw:frame presentation:style-name="pr4" draw:layer="layout" svg:width="25.199cm" svg:height="3.506cm" svg:x="1.4cm" svg:y="1.337cm" presentation:class="title">
          <draw:text-box>
            <text:p>Improvements</text:p>
          </draw:text-box>
        </draw:frame>
        <draw:frame presentation:style-name="pr6" draw:layer="layout" svg:width="24.1cm" svg:height="12.18cm" svg:x="1.8cm" svg:y="5.314cm" presentation:class="outline">
          <draw:text-box>
            <text:list text:style-name="L2">
              <text:list-item>
                <text:p>Only 1 request from cache to authority per RTT</text:p>
                <text:list>
                  <text:list-item>
                    <text:p>Minimize load on authority</text:p>
                  </text:list-item>
                  <text:list-item>
                    <text:p>No effect on worst-case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charglow" presentation:presentation-page-layout-name="AL1T1">
        <office:forms form:automatic-focus="false" form:apply-design-mode="false"/>
        <draw:frame presentation:style-name="pr8" draw:layer="layout" svg:width="25.199cm" svg:height="3.506cm" svg:x="1.4cm" svg:y="1.337cm" presentation:class="title">
          <draw:text-box>
            <text:p>Uncoordinated In-Path Caching</text:p>
          </draw:text-box>
        </draw:frame>
        <draw:frame presentation:style-name="pr6" draw:layer="layout" svg:width="24.1cm" svg:height="12.18cm" svg:x="1.8cm" svg:y="5.314cm" presentation:class="outline" presentation:user-transformed="true">
          <draw:text-box>
            <text:list text:style-name="L2">
              <text:list-item>
                <text:p>Each GNRS server along the path from Client to Authority “snoops” traffic and caches inserts and non-cache responses</text:p>
              </text:list-item>
              <text:list-item>
                <text:p>Similar behavior to local caching, except that this occurs as a chain of caches within the network</text:p>
              </text:list-item>
              <text:list-item>
                <text:p>Worst-case scenario remains the same if all sequence numbers can be kept at all cach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charglow" presentation:presentation-page-layout-name="AL1T1">
        <office:forms form:automatic-focus="false" form:apply-design-mode="false"/>
        <draw:frame presentation:style-name="pr8" draw:layer="layout" svg:width="25.199cm" svg:height="3.506cm" svg:x="1.4cm" svg:y="1.337cm" presentation:class="title">
          <draw:text-box>
            <text:p>Semi-Coordinated In-Path</text:p>
          </draw:text-box>
        </draw:frame>
        <draw:frame presentation:style-name="pr6" draw:layer="layout" svg:width="24.1cm" svg:height="12.18cm" svg:x="1.8cm" svg:y="5.3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charglow" presentation:presentation-page-layout-name="AL1T1">
        <office:forms form:automatic-focus="false" form:apply-design-mode="false"/>
        <draw:frame presentation:style-name="pr8" draw:layer="layout" svg:width="25.199cm" svg:height="3.506cm" svg:x="1.4cm" svg:y="1.337cm" presentation:class="title">
          <draw:text-box>
            <text:p>Hierarchical Caching</text:p>
          </draw:text-box>
        </draw:frame>
        <draw:frame presentation:style-name="pr6" draw:layer="layout" svg:width="24.1cm" svg:height="12.18cm" svg:x="1.8cm" svg:y="5.314cm" presentation:class="outline">
          <draw:text-box>
            <text:list text:style-name="L2">
              <text:list-item>
                <text:p>Caching hosts coordinate on content to cache at each layer</text:p>
              </text:list-item>
              <text:list-item>
                <text:p>Focus on caching GUIDs that are “popular” given the cache’s “locality”</text:p>
              </text:list-item>
              <text:list-item>
                <text:p>Effective as long as delay between client and “top” cache is significantly lower than author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9" xlink:href="Pictures/10000000000003200000025809C7EF31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draw:background-size="border" draw:fill="bitmap" draw:fill-image-name="typo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rown" style:page-layout-name="PM1" draw:style-name="Mdp1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2">
      <office:forms form:automatic-focus="false" form:apply-design-mode="false"/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18cm" svg:x="1.8cm" svg:y="5.3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8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476cm" svg:y="18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9.876cm" svg:y="18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Brown</dc:title>
    <dc:description>Presentation Layout Template</dc:description>
    <meta:creation-date>2012-09-10T13:10:48</meta:creation-date>
    <dc:language>en-US</dc:language>
    <meta:editing-cycles>25</meta:editing-cycles>
    <meta:editing-duration>PT1H25M42S</meta:editing-duration>
    <meta:initial-creator>Robert Moore</meta:initial-creator>
    <dc:date>2012-09-10T14:40:12</dc:date>
    <dc:creator>Robert Moore</dc:creator>
    <meta:document-statistic meta:object-count="108"/>
    <meta:user-defined meta:name="Info 1"/>
    <meta:user-defined meta:name="Info 2"/>
    <meta:user-defined meta:name="Info 3"/>
    <meta:user-defined meta:name="Info 4"/>
    <meta:template xlink:type="simple" xlink:actuate="onRequest" xlink:title="Brown" xlink:href="../../../../../../../../usr/lib/libreoffice/share/template/common/layout/lyt-brown.otp"/>
  </office:meta>
</office:document-meta>
</file>